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788" calcext:value-type="float">
            <text:p>15788</text:p>
          </table:table-cell>
          <table:table-cell office:value-type="float" office:value="30.25185204" calcext:value-type="float">
            <text:p>30,25185204</text:p>
          </table:table-cell>
          <table:table-cell office:value-type="float" office:value="3.86464375E-026" calcext:value-type="float">
            <text:p>3,86E-026</text:p>
          </table:table-cell>
          <table:table-cell office:value-type="float" office:value="3.086357355" calcext:value-type="float">
            <text:p>3,08635735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788" calcext:value-type="float">
            <text:p>15788</text:p>
          </table:table-cell>
          <table:table-cell office:value-type="float" office:value="30.73488426" calcext:value-type="float">
            <text:p>30,73488426</text:p>
          </table:table-cell>
          <table:table-cell office:value-type="float" office:value="4.543152259E-026" calcext:value-type="float">
            <text:p>4,54E-026</text:p>
          </table:table-cell>
          <table:table-cell office:value-type="float" office:value="3.128540516" calcext:value-type="float">
            <text:p>3,128540516</text:p>
          </table:table-cell>
          <table:table-cell table:style-name="ce2" table:formula="of:=([.E3]-[.E2])/[.E2]" office:value-type="float" office:value="0.01366762048201" calcext:value-type="float">
            <text:p>0,013667620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072" calcext:value-type="float">
            <text:p>16072</text:p>
          </table:table-cell>
          <table:table-cell office:value-type="float" office:value="25.01210976" calcext:value-type="float">
            <text:p>25,01210976</text:p>
          </table:table-cell>
          <table:table-cell office:value-type="float" office:value="3.538749423E-020" calcext:value-type="float">
            <text:p>3,54E-020</text:p>
          </table:table-cell>
          <table:table-cell office:value-type="float" office:value="2.430556536" calcext:value-type="float">
            <text:p>2,430556536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072" calcext:value-type="float">
            <text:p>16072</text:p>
          </table:table-cell>
          <table:table-cell office:value-type="float" office:value="25.0657711" calcext:value-type="float">
            <text:p>25,0657711</text:p>
          </table:table-cell>
          <table:table-cell office:value-type="float" office:value="3.676371921E-020" calcext:value-type="float">
            <text:p>3,68E-020</text:p>
          </table:table-cell>
          <table:table-cell office:value-type="float" office:value="2.437390566" calcext:value-type="float">
            <text:p>2,437390566</text:p>
          </table:table-cell>
          <table:table-cell table:formula="of:=([.E5]-[.E4])/[.E4]" office:value-type="float" office:value="0.00281171406580267" calcext:value-type="float">
            <text:p>0,002811714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149" calcext:value-type="float">
            <text:p>16149</text:p>
          </table:table-cell>
          <table:table-cell office:value-type="float" office:value="26.366539" calcext:value-type="float">
            <text:p>26,366539</text:p>
          </table:table-cell>
          <table:table-cell office:value-type="float" office:value="3.324902103E-017" calcext:value-type="float">
            <text:p>3,32E-017</text:p>
          </table:table-cell>
          <table:table-cell office:value-type="float" office:value="2.041125536" calcext:value-type="float">
            <text:p>2,041125536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149" calcext:value-type="float">
            <text:p>16149</text:p>
          </table:table-cell>
          <table:table-cell office:value-type="float" office:value="25.7367115" calcext:value-type="float">
            <text:p>25,7367115</text:p>
          </table:table-cell>
          <table:table-cell office:value-type="float" office:value="3.212861813E-017" calcext:value-type="float">
            <text:p>3,21E-017</text:p>
          </table:table-cell>
          <table:table-cell office:value-type="float" office:value="2.043579578" calcext:value-type="float">
            <text:p>2,043579578</text:p>
          </table:table-cell>
          <table:table-cell table:style-name="ce3" table:formula="of:=([.E7]-[.E6])/[.E6]" office:value-type="float" office:value="0.00120229841659288" calcext:value-type="float">
            <text:p>0,001202298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237" calcext:value-type="float">
            <text:p>16237</text:p>
          </table:table-cell>
          <table:table-cell office:value-type="float" office:value="26.2095623" calcext:value-type="float">
            <text:p>26,2095623</text:p>
          </table:table-cell>
          <table:table-cell office:value-type="float" office:value="5.305178048E-016" calcext:value-type="float">
            <text:p>5,31E-016</text:p>
          </table:table-cell>
          <table:table-cell office:value-type="float" office:value="1.779190779" calcext:value-type="float">
            <text:p>1,779190779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237" calcext:value-type="float">
            <text:p>16237</text:p>
          </table:table-cell>
          <table:table-cell office:value-type="float" office:value="27.37130928" calcext:value-type="float">
            <text:p>27,37130928</text:p>
          </table:table-cell>
          <table:table-cell office:value-type="float" office:value="3.826576689E-016" calcext:value-type="float">
            <text:p>3,83E-016</text:p>
          </table:table-cell>
          <table:table-cell office:value-type="float" office:value="1.78315258" calcext:value-type="float">
            <text:p>1,78315258</text:p>
          </table:table-cell>
          <table:table-cell table:style-name="ce3" table:formula="of:=([.E9]-[.E8])/[.E8]" office:value-type="float" office:value="0.00222674321762545" calcext:value-type="float">
            <text:p>0,002226743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270" calcext:value-type="float">
            <text:p>16270</text:p>
          </table:table-cell>
          <table:table-cell office:value-type="float" office:value="27.51934814" calcext:value-type="float">
            <text:p>27,51934814</text:p>
          </table:table-cell>
          <table:table-cell office:value-type="float" office:value="0.0000000000001640459686" calcext:value-type="float">
            <text:p>1,64E-013</text:p>
          </table:table-cell>
          <table:table-cell office:value-type="float" office:value="1.593616009" calcext:value-type="float">
            <text:p>1,593616009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270" calcext:value-type="float">
            <text:p>16270</text:p>
          </table:table-cell>
          <table:table-cell office:value-type="float" office:value="28.66858864" calcext:value-type="float">
            <text:p>28,66858864</text:p>
          </table:table-cell>
          <table:table-cell office:value-type="float" office:value="0.0000000000001628045301" calcext:value-type="float">
            <text:p>1,63E-013</text:p>
          </table:table-cell>
          <table:table-cell office:value-type="float" office:value="1.595737219" calcext:value-type="float">
            <text:p>1,595737219</text:p>
          </table:table-cell>
          <table:table-cell table:style-name="ce3" table:formula="of:=([.E11]-[.E10])/[.E10]" office:value-type="float" office:value="0.00133106720064337" calcext:value-type="float">
            <text:p>0,001331067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6329" calcext:value-type="float">
            <text:p>16329</text:p>
          </table:table-cell>
          <table:table-cell office:value-type="float" office:value="33.70084381" calcext:value-type="float">
            <text:p>33,70084381</text:p>
          </table:table-cell>
          <table:table-cell office:value-type="float" office:value="0.0000000000007012761682" calcext:value-type="float">
            <text:p>7,01E-013</text:p>
          </table:table-cell>
          <table:table-cell office:value-type="float" office:value="1.451215267" calcext:value-type="float">
            <text:p>1,451215267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6329" calcext:value-type="float">
            <text:p>16329</text:p>
          </table:table-cell>
          <table:table-cell office:value-type="float" office:value="49.25640869" calcext:value-type="float">
            <text:p>49,25640869</text:p>
          </table:table-cell>
          <table:table-cell office:value-type="float" office:value="0.0000000000006555420269" calcext:value-type="float">
            <text:p>6,56E-013</text:p>
          </table:table-cell>
          <table:table-cell office:value-type="float" office:value="1.452001452" calcext:value-type="float">
            <text:p>1,452001452</text:p>
          </table:table-cell>
          <table:table-cell table:formula="of:=([.E13]-[.E12])/[.E12]" office:value-type="float" office:value="0.000541742509107671" calcext:value-type="float">
            <text:p>0,000541742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6334" calcext:value-type="float">
            <text:p>16334</text:p>
          </table:table-cell>
          <table:table-cell office:value-type="float" office:value="49.27612686" calcext:value-type="float">
            <text:p>49,27612686</text:p>
          </table:table-cell>
          <table:table-cell office:value-type="float" office:value="0.00000000006266443614" calcext:value-type="float">
            <text:p>6,27E-011</text:p>
          </table:table-cell>
          <table:table-cell office:value-type="float" office:value="1.334923267" calcext:value-type="float">
            <text:p>1,334923267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6334" calcext:value-type="float">
            <text:p>16334</text:p>
          </table:table-cell>
          <table:table-cell office:value-type="float" office:value="56.359478" calcext:value-type="float">
            <text:p>56,359478</text:p>
          </table:table-cell>
          <table:table-cell office:value-type="float" office:value="0.00000000006254724516" calcext:value-type="float">
            <text:p>6,25E-011</text:p>
          </table:table-cell>
          <table:table-cell office:value-type="float" office:value="1.335907578" calcext:value-type="float">
            <text:p>1,335907578</text:p>
          </table:table-cell>
          <table:table-cell table:formula="of:=([.E15]-[.E14])/[.E14]" office:value-type="float" office:value="0.000737353992047897" calcext:value-type="float">
            <text:p>0,00073735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367" calcext:value-type="float">
            <text:p>16367</text:p>
          </table:table-cell>
          <table:table-cell office:value-type="float" office:value="67.23202515" calcext:value-type="float">
            <text:p>67,23202515</text:p>
          </table:table-cell>
          <table:table-cell office:value-type="float" office:value="0.0000000006657757123" calcext:value-type="float">
            <text:p>6,66E-010</text:p>
          </table:table-cell>
          <table:table-cell office:value-type="float" office:value="1.252699256" calcext:value-type="float">
            <text:p>1,252699256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367" calcext:value-type="float">
            <text:p>16367</text:p>
          </table:table-cell>
          <table:table-cell office:value-type="float" office:value="115.3123703" calcext:value-type="float">
            <text:p>115,3123703</text:p>
          </table:table-cell>
          <table:table-cell office:value-type="float" office:value="0.0000000006636282079" calcext:value-type="float">
            <text:p>6,64E-010</text:p>
          </table:table-cell>
          <table:table-cell office:value-type="float" office:value="1.25669384" calcext:value-type="float">
            <text:p>1,25669384</text:p>
          </table:table-cell>
          <table:table-cell table:formula="of:=([.E17]-[.E16])/[.E16]" office:value-type="float" office:value="0.0031887813302892" calcext:value-type="float">
            <text:p>0,003188781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490" calcext:value-type="float">
            <text:p>16490</text:p>
          </table:table-cell>
          <table:table-cell office:value-type="float" office:value="134.212738" calcext:value-type="float">
            <text:p>134,212738</text:p>
          </table:table-cell>
          <table:table-cell office:value-type="float" office:value="0.000000005132113845" calcext:value-type="float">
            <text:p>5,13E-009</text:p>
          </table:table-cell>
          <table:table-cell office:value-type="float" office:value="1.205197096" calcext:value-type="float">
            <text:p>1,205197096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490" calcext:value-type="float">
            <text:p>16490</text:p>
          </table:table-cell>
          <table:table-cell office:value-type="float" office:value="233.0399323" calcext:value-type="float">
            <text:p>233,0399323</text:p>
          </table:table-cell>
          <table:table-cell office:value-type="float" office:value="0.000000005113465651" calcext:value-type="float">
            <text:p>5,11E-009</text:p>
          </table:table-cell>
          <table:table-cell office:value-type="float" office:value="1.214482784" calcext:value-type="float">
            <text:p>1,214482784</text:p>
          </table:table-cell>
          <table:table-cell table:style-name="ce3" table:formula="of:=([.E19]-[.E18])/[.E18]" office:value-type="float" office:value="0.00770470492404843" calcext:value-type="float">
            <text:p>0,007704704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6623" calcext:value-type="float">
            <text:p>16623</text:p>
          </table:table-cell>
          <table:table-cell office:value-type="float" office:value="267.7388916" calcext:value-type="float">
            <text:p>267,7388916</text:p>
          </table:table-cell>
          <table:table-cell office:value-type="float" office:value="0.00000003031887985" calcext:value-type="float">
            <text:p>3,03E-008</text:p>
          </table:table-cell>
          <table:table-cell office:value-type="float" office:value="1.191910863" calcext:value-type="float">
            <text:p>1,191910863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6623" calcext:value-type="float">
            <text:p>16623</text:p>
          </table:table-cell>
          <table:table-cell office:value-type="float" office:value="388.5042725" calcext:value-type="float">
            <text:p>388,5042725</text:p>
          </table:table-cell>
          <table:table-cell office:value-type="float" office:value="0.00000003030692142" calcext:value-type="float">
            <text:p>3,03E-008</text:p>
          </table:table-cell>
          <table:table-cell office:value-type="float" office:value="1.20444572" calcext:value-type="float">
            <text:p>1,20444572</text:p>
          </table:table-cell>
          <table:table-cell table:style-name="ce3" table:formula="of:=([.E21]-[.E20])/[.E20]" office:value-type="float" office:value="0.0105166060559682" calcext:value-type="float">
            <text:p>0,010516606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6701" calcext:value-type="float">
            <text:p>16701</text:p>
          </table:table-cell>
          <table:table-cell office:value-type="float" office:value="388.5073242" calcext:value-type="float">
            <text:p>388,5073242</text:p>
          </table:table-cell>
          <table:table-cell office:value-type="float" office:value="0.00000002733999338" calcext:value-type="float">
            <text:p>2,73E-008</text:p>
          </table:table-cell>
          <table:table-cell office:value-type="float" office:value="1.1489923" calcext:value-type="float">
            <text:p>1,1489923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439286321941358" calcext:value-type="float">
            <text:p>0,00439286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0T08:47:04.627293226</dc:date>
    <meta:document-statistic meta:table-count="1" meta:cell-count="121" meta:object-count="0"/>
    <meta:generator>LibreOffice/4.1.4.2$Linux_X86_64 LibreOffice_project/410m0$Build-2</meta:generator>
  </office:meta>
</office:document-meta>
</file>